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1cm" svg:stroke-color="#333333" draw:marker-start-width="0.215cm" draw:marker-end-width="0.215cm" draw:fill-color="#ffffff" draw:textarea-horizontal-align="center" draw:textarea-vertical-align="middle" fo:padding-top="0.13cm" fo:padding-bottom="0.13cm" fo:padding-left="0.255cm" fo:padding-right="0.255cm"/>
    </style:style>
    <style:style style:name="gr2" style:family="graphic" style:parent-style-name="standard">
      <style:graphic-properties svg:stroke-color="#000080" draw:fill="gradient" draw:fill-gradient-name="Gradient_20_7" draw:textarea-horizontal-align="center" draw:textarea-vertical-align="middle"/>
    </style:style>
    <style:style style:name="gr3" style:family="graphic" style:parent-style-name="standard">
      <style:graphic-properties draw:stroke="solid" svg:stroke-width="0.01cm" svg:stroke-color="#000080" draw:marker-start-width="0.215cm" draw:marker-end-width="0.215cm" draw:fill="gradient" draw:fill-color="#ffffff" draw:fill-gradient-name="flare" draw:textarea-horizontal-align="center" draw:textarea-vertical-align="middle" fo:padding-top="0.08cm" fo:padding-bottom="0.08cm" fo:padding-left="0.205cm" fo:padding-right="0.205cm"/>
    </style:style>
    <style:style style:name="gr4"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5" style:family="graphic" style:list-style-name="L1">
      <style:graphic-properties svg:stroke-width="0.01cm" draw:marker-start-width="0.215cm" draw:marker-end-width="0.215cm" draw:fill-color="#ffffff" draw:fill-image-name="Bitmape_20_1" draw:textarea-horizontal-align="center" draw:textarea-vertical-align="middle" fo:padding-top="0.08cm" fo:padding-bottom="0.08cm" fo:padding-left="0.205cm" fo:padding-right="0.205cm" draw:shadow-offset-x="0.3cm" draw:shadow-offset-y="0.3cm" draw:shadow-color="#808080"/>
    </style:style>
    <style:style style:name="gr6"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7" style:family="graphic" style:parent-style-name="standard">
      <style:graphic-properties svg:stroke-color="#808000" draw:fill="gradient" draw:fill-gradient-name="Gradient_20_12" draw:textarea-horizontal-align="center" draw:textarea-vertical-align="middle"/>
    </style:style>
    <style:style style:name="gr8" style:family="graphic" style:parent-style-name="standard">
      <style:graphic-properties svg:stroke-width="0.01cm" svg:stroke-color="#808000" draw:marker-start-width="0.215cm" draw:marker-end-width="0.215cm" draw:fill="gradient" draw:fill-color="#ffffff" draw:fill-gradient-name="Gradient_20_8" draw:fill-image-name="Bitmape_20_1" draw:textarea-horizontal-align="center" draw:textarea-vertical-align="middle" fo:padding-top="0.08cm" fo:padding-bottom="0.08cm" fo:padding-left="0.205cm" fo:padding-right="0.205cm"/>
    </style:style>
    <style:style style:name="gr9" style:family="graphic" style:parent-style-name="standard">
      <style:graphic-properties svg:stroke-color="#000080" draw:fill="gradient" draw:fill-gradient-name="Gradient_20_12"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2"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3"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4"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5" style:family="graphic" style:parent-style-name="standard">
      <style:graphic-properties draw:stroke="solid" svg:stroke-width="0.01cm" svg:stroke-color="#808000" draw:marker-start-width="0.215cm" draw:marker-end-width="0.215cm" draw:fill="gradient" draw:fill-color="#ffffff" draw:fill-gradient-name="Gradient_20_8" draw:textarea-horizontal-align="center" draw:textarea-vertical-align="middle" fo:padding-top="0.08cm" fo:padding-bottom="0.08cm" fo:padding-left="0.205cm" fo:padding-right="0.205cm"/>
    </style:style>
    <style:style style:name="gr16"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7"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8" style:family="graphic"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19" style:family="graphic" style:parent-style-name="standard"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20" style:family="graphic">
      <style:graphic-properties draw:stroke="solid" draw:stroke-dash="Dash_20_1" svg:stroke-width="0.01cm" svg:stroke-color="#808000" draw:marker-start="" draw:marker-start-width="0.215cm" draw:marker-start-center="false" draw:marker-end="" draw:marker-end-width="0.215cm" draw:marker-end-center="false" svg:stroke-opacity="100%" draw:stroke-linejoin="round" draw:fill="gradient"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8cm" fo:padding-bottom="0.08cm" fo:padding-left="0.205cm" fo:padding-right="0.205cm" fo:wrap-option="no-wrap" draw:shadow="hidden"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graphic-properties draw:stroke="solid" draw:stroke-dash="Dash_20_1" svg:stroke-width="0.01cm" svg:stroke-color="#808000" draw:marker-start="" draw:marker-start-width="0.215cm" draw:marker-start-center="false" draw:marker-end="" draw:marker-end-width="0.215cm" draw:marker-end-center="false" svg:stroke-opacity="100%" draw:stroke-linejoin="round" draw:fill="gradient" draw:fill-color="#ffff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8cm" fo:padding-bottom="0.08cm" fo:padding-left="0.205cm" fo:padding-right="0.205cm" fo:wrap-option="no-wrap" draw:shadow="hidden"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svg:stroke-width="0.03cm" svg:stroke-color="#808000" draw:marker-start-width="0.245cm" draw:marker-end-width="0.245cm" draw:fill="gradient" draw:fill-color="#ffffff" draw:fill-gradient-name="flare" draw:fill-image-name="Bitmape_20_1" draw:textarea-horizontal-align="center" draw:textarea-vertical-align="middle" fo:padding-top="0.09cm" fo:padding-bottom="0.09cm" fo:padding-left="0.215cm" fo:padding-right="0.215cm"/>
    </style:style>
    <style:style style:name="gr23" style:family="graphic" style:parent-style-name="standard" style:list-style-name="L1">
      <style:graphic-properties draw:stroke="solid" draw:stroke-dash="Dash_20_1" svg:stroke-width="0.03cm" svg:stroke-color="#808000" draw:marker-start="" draw:marker-start-width="0.245cm" draw:marker-start-center="false" draw:marker-end="" draw:marker-end-width="0.245cm" draw:marker-end-center="false" svg:stroke-opacity="100%" draw:stroke-linejoin="round" draw:fill="gradient" draw:fill-color="#ffffff" draw:secondary-fill-color="#99ccff" draw:fill-gradient-name="flare"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9cm" fo:padding-bottom="0.09cm" fo:padding-left="0.215cm" fo:padding-right="0.21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3cm" svg:stroke-color="#808000" draw:marker-start="" draw:marker-start-width="0.245cm" draw:marker-start-center="false" draw:marker-end="" draw:marker-end-width="0.245cm" draw:marker-end-center="false" svg:stroke-opacity="100%" draw:stroke-linejoin="round" draw:fill="gradient" draw:fill-color="#ffffff" draw:secondary-fill-color="#99ccff" draw:fill-gradient-name="flare"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09cm" fo:padding-bottom="0.09cm" fo:padding-left="0.215cm" fo:padding-right="0.21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graphic-properties svg:stroke-width="0.1cm" svg:stroke-color="#000080" draw:marker-start-width="0.35cm" draw:marker-end-width="0.35cm" draw:fill="gradient" draw:fill-gradient-name="Gradient_20_7" draw:textarea-horizontal-align="center" draw:textarea-vertical-align="middle" fo:padding-top="0.175cm" fo:padding-bottom="0.175cm" fo:padding-left="0.3cm" fo:padding-right="0.3cm"/>
    </style:style>
    <style:style style:name="gr26" style:family="graphic" style:parent-style-name="standard">
      <style:graphic-properties svg:stroke-width="0.1cm" svg:stroke-color="#800000" draw:marker-start-width="0.35cm" draw:marker-end-width="0.35cm" draw:fill="gradient" draw:fill-gradient-name="Gradient_20_8" draw:textarea-horizontal-align="center" draw:textarea-vertical-align="middle" fo:padding-top="0.175cm" fo:padding-bottom="0.175cm" fo:padding-left="0.3cm" fo:padding-right="0.3cm"/>
    </style:style>
    <style:style style:name="gr27" style:family="graphic" style:parent-style-name="standard">
      <style:graphic-properties svg:stroke-width="0.1cm" svg:stroke-color="#5c8526" draw:marker-start-width="0.35cm" draw:marker-end-width="0.35cm" draw:fill="gradient" draw:fill-gradient-name="Gradient_20_9" draw:textarea-horizontal-align="center" draw:textarea-vertical-align="middle" fo:padding-top="0.175cm" fo:padding-bottom="0.175cm" fo:padding-left="0.3cm" fo:padding-right="0.3cm"/>
    </style:style>
    <style:style style:name="gr28" style:family="graphic" style:parent-style-name="standard">
      <style:graphic-properties svg:stroke-width="0.1cm" svg:stroke-color="#ff6633" draw:marker-start-width="0.35cm" draw:marker-end-width="0.35cm" draw:fill="gradient" draw:fill-gradient-name="Gradient_20_10" draw:textarea-horizontal-align="center" draw:textarea-vertical-align="middle" fo:padding-top="0.175cm" fo:padding-bottom="0.175cm" fo:padding-left="0.3cm" fo:padding-right="0.3cm"/>
    </style:style>
    <style:style style:name="gr29" style:family="graphic" style:parent-style-name="standard"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30" style:family="graphic" style:parent-style-name="standard"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31" style:family="graphic" style:parent-style-name="standard"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32" style:family="graphic" style:parent-style-name="standard"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33" style:family="graphic" style:parent-style-name="standard">
      <style:graphic-properties svg:stroke-width="0.1cm" svg:stroke-color="#0084d1" draw:marker-start-width="0.35cm" draw:marker-end-width="0.35cm" draw:fill="gradient" draw:fill-gradient-name="Gradient_20_11" draw:textarea-horizontal-align="center" draw:textarea-vertical-align="middle" fo:padding-top="0.175cm" fo:padding-bottom="0.175cm" fo:padding-left="0.3cm" fo:padding-right="0.3cm"/>
    </style:style>
    <style:style style:name="gr34" style:family="graphic" style:parent-style-name="standard" style:list-style-name="L1">
      <style:graphic-properties svg:stroke-width="0.01cm" svg:stroke-color="#000080" draw:marker-start-width="0.215cm" draw:marker-end-width="0.215cm" draw:fill="gradient" draw:fill-color="#ffffff" draw:fill-gradient-name="flare" draw:fill-image-name="Bitmape_20_1" draw:textarea-horizontal-align="center" draw:textarea-vertical-align="middle" fo:padding-top="0.08cm" fo:padding-bottom="0.08cm" fo:padding-left="0.205cm" fo:padding-right="0.205cm" draw:shadow-offset-x="0.3cm" draw:shadow-offset-y="0.3cm" draw:shadow-color="#808080"/>
    </style:style>
    <style:style style:name="gr35" style:family="graphic" style:parent-style-name="standard" style:list-style-name="L1">
      <style:graphic-properties draw:stroke="solid" draw:stroke-dash="Dash_20_1" svg:stroke-width="0.02cm" svg:stroke-color="#000080" draw:marker-start="" draw:marker-start-width="0.33cm" draw:marker-start-center="false" draw:marker-end="" draw:marker-end-width="0.33cm" draw:marker-end-center="false" svg:stroke-opacity="100%" draw:stroke-linejoin="round" draw:fill="none"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svg:stroke-width="0.02cm" svg:stroke-color="#000080" draw:marker-start-width="0.23cm" draw:marker-end-width="0.23cm" draw:fill="gradient" draw:fill-color="#ffffff" draw:fill-gradient-name="flare" draw:fill-image-name="Bitmape_20_1" draw:textarea-horizontal-align="center" draw:textarea-vertical-align="middle" fo:padding-top="0.085cm" fo:padding-bottom="0.085cm" fo:padding-left="0.21cm" fo:padding-right="0.21cm" draw:shadow-offset-x="0.3cm" draw:shadow-offset-y="0.3cm" draw:shadow-color="#80808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size-complex="18pt"/>
    </style:style>
    <style:style style:name="P3" style:family="paragraph">
      <style:text-properties fo:font-family="'Franklin Gothic Heavy'" style:font-family-generic="swiss" style:font-pitch="variable" fo:font-size="28pt" fo:font-weight="bold" style:font-weight-asian="bold" style:font-weight-complex="bold"/>
    </style:style>
    <style:style style:name="P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letter-spacing="normal" fo:language="de" fo:country="DE" fo:font-style="normal" fo:text-shadow="none" style:text-underline-style="none" fo:font-weight="normal" style:text-underline-mode="continuous" style:text-overline-mode="continuous" style:text-line-through-mode="continuous" style:font-family-asian="'Lucida Sans Unicode'" style:font-family-generic-asian="system" style:font-pitch-asian="variable" style:language-asian="zxx" style:country-asian="none" style:font-style-asian="normal" style:font-weight-asian="normal" style:font-family-complex="Tahoma" style:font-family-generic-complex="system" style:font-pitch-complex="variable" style:language-complex="zxx" style:country-complex="none"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de" fo:country="DE"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fo:font-family="'Franklin Gothic Heavy'" style:font-family-generic="swiss" style:font-pitch="variable" fo:font-size="28pt"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rect draw:style-name="gr1" draw:text-style-name="P1" draw:layer="layout" svg:width="1.116cm" svg:height="1.116cm" svg:x="1.384cm" svg:y="1.784cm">
            <text:p/>
          </draw:rect>
          <draw:circle draw:style-name="gr2" draw:text-style-name="P1" draw:layer="layout" svg:width="1cm" svg:height="1cm" svg:x="1.442cm" svg:y="1.842cm">
            <text:p/>
          </draw:circle>
          <draw:polygon draw:style-name="gr3" draw:text-style-name="P1" draw:layer="layout" svg:width="0.515cm" svg:height="0.862cm" draw:transform="rotate (0.7853981633973) translate (1.45509632098099cm 2.22179184719913cm)" svg:viewBox="0 0 516 863" draw:points="516,5563 338,6063 183,6063 0,5563 177,5563 177,5200 340,5200 340,5633 363,5563">
            <text:p/>
          </draw:polygon>
        </draw:g>
        <draw:g>
          <draw:rect draw:style-name="gr1" draw:text-style-name="P1" draw:layer="layout" svg:width="1.116cm" svg:height="1.116cm" svg:x="2.884cm" svg:y="1.784cm">
            <text:p/>
          </draw:rect>
          <draw:g>
            <draw:circle draw:style-name="gr2" draw:text-style-name="P1" draw:layer="layout" svg:width="1cm" svg:height="1cm" svg:x="2.942cm" svg:y="1.842cm">
              <text:p/>
            </draw:circle>
          </draw:g>
          <draw:polygon draw:style-name="gr4" draw:text-style-name="P2" draw:layer="layout" svg:width="0.485cm" svg:height="0.663cm" svg:x="3.199cm" svg:y="2.01cm" svg:viewBox="0 0 486 664" draw:points="423,423 213,423 213,664 0,664 0,0 486,0 486,173 213,173 213,259 423,259">
            <text:p/>
          </draw:polygon>
        </draw:g>
        <draw:g>
          <draw:rect draw:style-name="gr1" draw:text-style-name="P1" draw:layer="layout" svg:width="1.116cm" svg:height="1.116cm" svg:x="4.384cm" svg:y="1.784cm">
            <text:p/>
          </draw:rect>
          <draw:polygon draw:style-name="gr5" draw:text-style-name="P2" draw:layer="layout" svg:width="0.217cm" svg:height="0.663cm" svg:x="4.833cm" svg:y="2.01cm" svg:viewBox="0 0 218 664" draw:points="218,0 218,664 0,664 0,0">
            <text:p/>
          </draw:polygon>
          <draw:g>
            <draw:circle draw:style-name="gr2" draw:text-style-name="P1" draw:layer="layout" svg:width="1cm" svg:height="1cm" svg:x="4.442cm" svg:y="1.842cm">
              <text:p/>
            </draw:circle>
          </draw:g>
          <draw:polygon draw:style-name="gr6" draw:text-style-name="P2" draw:layer="layout" svg:width="0.599cm" svg:height="0.683cm" svg:x="4.642cm" svg:y="2cm" svg:viewBox="0 0 600 684" draw:points="0,470 201,434 204,444 208,453 212,461 217,469 222,476 228,482 235,488 241,493 249,498 257,502 265,505 274,508 283,510 293,512 303,513 314,513 329,513 342,511 348,510 353,509 358,507 363,505 366,503 370,501 373,498 375,496 377,493 378,489 379,486 379,482 379,480 379,478 378,477 378,475 378,473 377,472 376,470 375,468 374,467 373,465 372,464 371,462 368,460 365,457 363,456 361,454 359,453 356,452 350,450 343,448 326,443 305,439 264,430 227,421 194,411 164,401 138,389 116,377 107,371 98,365 91,358 84,351 72,337 62,322 53,307 46,291 40,274 36,257 34,239 33,221 34,198 36,187 38,176 40,165 43,154 47,144 51,134 56,124 61,115 67,106 74,97 81,88 88,79 105,63 114,55 124,48 134,42 145,35 156,30 168,25 193,16 220,9 248,4 279,1 312,0 337,1 361,3 384,6 406,11 426,17 446,24 464,33 482,44 498,55 514,68 528,82 541,98 553,115 564,133 574,153 583,174 403,227 399,219 396,212 391,205 387,199 382,193 377,188 371,183 365,178 359,175 352,171 345,168 338,166 330,164 322,163 314,162 305,162 292,162 286,163 281,164 276,165 271,166 267,168 264,170 260,171 258,174 255,176 253,179 252,182 251,185 250,188 250,192 250,194 250,195 250,197 251,198 251,200 252,201 252,203 253,204 254,205 255,207 256,208 257,209 259,212 262,214 264,215 265,216 270,218 275,220 281,222 288,224 295,226 313,230 367,242 414,253 451,264 467,269 481,274 493,279 505,286 517,293 528,301 538,310 548,320 557,330 566,342 574,354 581,367 587,380 592,394 595,408 598,423 599,438 600,454 600,467 599,479 597,491 595,503 592,515 588,526 584,537 579,547 574,558 567,567 561,577 553,586 545,596 536,604 517,621 506,629 496,636 473,649 448,660 422,669 394,675 365,680 334,683 302,684 272,683 244,681 217,677 191,671 167,663 145,654 124,643 104,631 86,616 69,601 54,583 40,564 28,543 17,520 8,496">
            <text:p/>
          </draw:polygon>
        </draw:g>
        <draw:g>
          <draw:rect draw:style-name="gr1" draw:text-style-name="P1" draw:layer="layout" svg:width="1.116cm" svg:height="1.116cm" svg:x="5.884cm" svg:y="1.784cm">
            <text:p/>
          </draw:rect>
          <draw:circle draw:style-name="gr2" draw:text-style-name="P1" draw:layer="layout" svg:width="1cm" svg:height="1cm" svg:x="5.942cm" svg:y="1.842cm">
            <text:p/>
          </draw:circle>
        </draw:g>
        <draw:g>
          <draw:rect draw:style-name="gr1" draw:text-style-name="P1" draw:layer="layout" svg:width="1.116cm" svg:height="1.116cm" svg:x="4.384cm" svg:y="3cm">
            <text:p/>
          </draw:rect>
          <draw:circle draw:style-name="gr7" draw:text-style-name="P1" draw:layer="layout" svg:width="1cm" svg:height="1cm" svg:x="4.442cm" svg:y="3.058cm">
            <text:p/>
          </draw:circle>
          <draw:custom-shape draw:style-name="gr8" draw:text-style-name="P1" draw:layer="layout" svg:width="0.529cm" svg:height="0.719cm" draw:transform="rotate (-1.57079632679579) translate (5.349cm 3.2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1" draw:text-style-name="P1" draw:layer="layout" svg:width="1.116cm" svg:height="1.116cm" svg:x="5.884cm" svg:y="3cm">
            <text:p/>
          </draw:rect>
          <draw:circle draw:style-name="gr9" draw:text-style-name="P1" draw:layer="layout" svg:width="1cm" svg:height="1cm" svg:x="5.942cm" svg:y="3.058cm">
            <text:p/>
          </draw:circle>
        </draw:g>
        <draw:g>
          <draw:rect draw:style-name="gr1" draw:text-style-name="P1" draw:layer="layout" svg:width="1.116cm" svg:height="1.116cm" svg:x="5.884cm" svg:y="4.184cm">
            <text:p/>
          </draw:rect>
          <draw:circle draw:style-name="gr9" draw:text-style-name="P1" draw:layer="layout" svg:width="1cm" svg:height="1cm" svg:x="5.942cm" svg:y="4.242cm">
            <text:p/>
          </draw:circle>
        </draw:g>
        <draw:frame draw:style-name="gr10" draw:text-style-name="P3" draw:layer="layout" svg:width="1.052cm" svg:height="1.492cm" svg:x="7.258cm" svg:y="3.594cm">
          <draw:text-box>
            <text:p><text:span text:style-name="T1">x</text:span></text:p>
          </draw:text-box>
        </draw:frame>
        <draw:g>
          <draw:g>
            <draw:rect draw:style-name="gr1" draw:text-style-name="P1" draw:layer="layout" svg:width="1.116cm" svg:height="1.116cm" svg:x="1.384cm" svg:y="3cm">
              <text:p/>
            </draw:rect>
            <draw:circle draw:style-name="gr2" draw:text-style-name="P1" draw:layer="layout" svg:width="1cm" svg:height="1cm" svg:x="1.442cm" svg:y="3.058cm">
              <text:p/>
            </draw:circle>
          </draw:g>
          <draw:polygon draw:style-name="gr3" draw:text-style-name="P1" draw:layer="layout" svg:width="0.515cm" svg:height="0.862cm" draw:transform="rotate (2.3561944901919) translate (1.82179184719902cm 4.04490367901898cm)" svg:viewBox="0 0 516 863" draw:points="516,-2781 338,-2281 183,-2281 0,-2781 177,-2781 177,-3144 340,-3144 340,-2711 363,-2781">
            <text:p/>
          </draw:polygon>
        </draw:g>
        <draw:g>
          <draw:g>
            <draw:rect draw:style-name="gr1" draw:text-style-name="P1" draw:layer="layout" svg:width="1.116cm" svg:height="1.116cm" svg:x="2.884cm" svg:y="3cm">
              <text:p/>
            </draw:rect>
            <draw:circle draw:style-name="gr2" draw:text-style-name="P1" draw:layer="layout" svg:width="1cm" svg:height="1cm" svg:x="2.942cm" svg:y="3.058cm">
              <text:p/>
            </draw:circle>
          </draw:g>
          <draw:polygon draw:style-name="gr11" draw:text-style-name="P2" draw:layer="layout" svg:width="0.505cm" svg:height="0.663cm" svg:x="3.189cm" svg:y="3.226cm" svg:viewBox="0 0 506 664" draw:points="506,491 506,664 0,664 0,0 506,0 506,168 214,168 214,243 450,243 450,405 214,405 214,491">
            <text:p/>
          </draw:polygon>
        </draw:g>
        <draw:g>
          <draw:g>
            <draw:rect draw:style-name="gr1" draw:text-style-name="P1" draw:layer="layout" svg:width="1.116cm" svg:height="1.116cm" svg:x="1.384cm" svg:y="5.384cm">
              <text:p/>
            </draw:rect>
            <draw:circle draw:style-name="gr2" draw:text-style-name="P1" draw:layer="layout" svg:width="1cm" svg:height="1cm" svg:x="1.442cm" svg:y="5.442cm">
              <text:p/>
            </draw:circle>
          </draw:g>
          <draw:polygon draw:style-name="gr12" draw:text-style-name="P2" draw:layer="layout" svg:width="0.508cm" svg:height="0.519cm" svg:x="1.688cm" svg:y="5.682cm" svg:viewBox="0 0 509 520" draw:points="0,356 167,333 169,340 171,346 174,351 177,357 181,361 186,366 191,370 196,374 202,377 209,379 216,382 224,384 232,385 241,386 260,387 275,387 288,386 298,384 303,383 307,382 311,381 314,380 317,378 319,376 320,376 321,375 321,374 322,373 322,371 323,370 323,369 323,368 323,367 323,367 323,366 322,365 322,364 321,364 321,363 320,362 319,361 319,361 317,359 314,358 312,356 311,355 309,355 304,353 299,352 292,350 250,344 214,338 182,332 153,325 128,317 106,308 97,303 88,299 80,293 73,288 67,283 62,277 53,265 45,253 39,241 33,228 29,215 26,202 24,188 23,174 23,164 24,155 25,146 27,137 29,128 32,120 36,111 39,104 44,96 49,88 54,81 60,74 66,67 73,60 80,54 88,48 105,37 123,27 142,19 162,12 183,7 206,3 230,1 255,0 277,1 298,2 319,5 338,9 356,14 373,20 389,28 404,36 418,46 431,56 443,68 454,81 464,95 473,110 481,127 488,144 329,173 326,168 323,163 320,158 316,154 313,150 309,147 304,143 300,141 295,138 289,136 284,134 278,133 272,131 266,131 259,130 252,130 245,130 239,130 233,131 228,132 224,132 220,133 216,135 213,136 210,137 208,139 206,140 205,141 204,142 203,142 203,143 203,143 202,144 202,144 202,145 202,145 202,145 202,147 203,149 203,150 204,152 206,153 207,155 209,156 211,158 213,159 216,160 219,161 222,162 230,164 238,165 293,172 339,179 375,185 390,189 402,192 413,196 423,201 433,206 443,213 452,220 461,228 469,237 477,246 484,256 491,266 496,277 501,288 504,300 507,312 508,325 509,338 509,349 508,359 507,369 505,378 502,388 499,397 496,405 492,414 487,422 482,430 476,437 470,445 463,452 456,458 448,465 440,471 422,482 402,492 381,501 358,508 334,513 308,517 280,519 251,520 226,519 203,517 181,514 159,510 140,504 121,497 104,489 87,479 72,468 58,456 46,442 34,428 24,412 15,394 7,376">
            <text:p/>
          </draw:polygon>
        </draw:g>
        <draw:g>
          <draw:g>
            <draw:rect draw:style-name="gr1" draw:text-style-name="P1" draw:layer="layout" svg:width="1.116cm" svg:height="1.116cm" svg:x="2.884cm" svg:y="5.384cm">
              <text:p/>
            </draw:rect>
            <draw:circle draw:style-name="gr2" draw:text-style-name="P1" draw:layer="layout" svg:width="1cm" svg:height="1cm" svg:x="2.942cm" svg:y="5.442cm">
              <text:p/>
            </draw:circle>
          </draw:g>
          <draw:path draw:style-name="gr13" draw:text-style-name="P2" draw:layer="layout" svg:width="0.538cm" svg:height="0.519cm" svg:x="3.173cm" svg:y="5.682cm" svg:viewBox="0 0 539 520" svg:d="m346 317 193 14-5 21-6 19-8 19-10 17-11 17-13 16-14 14-16 14-8 6-9 6-10 6-9 5-21 9-21 7-24 6-24 4-27 2-27 1-31-1-29-4-27-5-26-8-13-5-12-5-11-6-11-7-11-7-10-8-10-8-10-9-18-19-15-20-7-10-6-11-5-11-5-11-5-11-3-12-4-12-2-13-4-25-1-27 1-27 4-26 5-26 9-24 10-23 13-22 15-20 17-20 9-9 10-9 10-8 11-8 11-6 11-7 12-5 12-6 13-4 13-4 27-6 29-4 30-1 29 1 28 4 26 5 13 4 12 4 12 5 11 5 12 6 10 7 11 7 10 8 10 8 9 9 9 9 8 10 8 10 7 11 7 11 6 11 5 12 5 12 5 12 4 13 5 27 4 29 1 30v37h-322v8l1 8 1 7 2 6 2 7 2 5 3 6 3 5 2 2 2 3 2 2 2 1 3 2 2 2 3 1 3 1 3 1 4 1 7 2 8 1h9 7l6-1 6-1 5-2 5-2 5-2 5-4 4-3 4-4 3-5 4-5 3-5 2-6 2-7 2-7zm-14-131v-8l-1-8-1-7-2-6-1-3-2-3-1-3-1-2-2-3-1-2-2-2-2-2-2-2-2-1-2-2-2-1-2-2-3-1-2-1-3-1-5-1-5-1-6-1h-6-7l-6 1-6 1-6 2-5 2-5 3-4 3-4 4-3 4-3 5-2 5-2 5-2 7-1 6-1 7v8z">
            <text:p/>
          </draw:path>
        </draw:g>
        <draw:g>
          <draw:g>
            <draw:rect draw:style-name="gr1" draw:text-style-name="P1" draw:layer="layout" svg:width="1.116cm" svg:height="1.116cm" svg:x="4.384cm" svg:y="5.384cm">
              <text:p/>
            </draw:rect>
            <draw:circle draw:style-name="gr2" draw:text-style-name="P1" draw:layer="layout" svg:width="1cm" svg:height="1cm" svg:x="4.442cm" svg:y="5.442cm">
              <text:p/>
            </draw:circle>
          </draw:g>
          <draw:path draw:style-name="gr14" draw:text-style-name="P2" draw:layer="layout" svg:width="0.208cm" svg:height="0.684cm" svg:x="4.838cm" svg:y="5.6cm" svg:viewBox="0 0 209 685" svg:d="m209 0v168h-209v-168zm209 185v500h-209v-500z">
            <text:p/>
          </draw:path>
        </draw:g>
        <draw:g>
          <draw:g>
            <draw:rect draw:style-name="gr1" draw:text-style-name="P1" draw:layer="layout" svg:width="1.116cm" svg:height="1.116cm" svg:x="1.384cm" svg:y="4.184cm">
              <text:p/>
            </draw:rect>
            <draw:circle draw:style-name="gr7" draw:text-style-name="P1" draw:layer="layout" svg:width="1cm" svg:height="1cm" svg:x="1.442cm" svg:y="4.242cm">
              <text:p/>
            </draw:circle>
          </draw:g>
          <draw:polygon draw:style-name="gr15" draw:text-style-name="P1" draw:layer="layout" svg:width="0.515cm" svg:height="0.862cm" draw:transform="rotate (1.5707963267946) translate (1.51082842712511cm 4.99958578643838cm)" svg:viewBox="0 0 516 863" draw:points="516,3385 338,3885 183,3885 0,3385 177,3385 177,3022 340,3022 340,3454 363,3385">
            <text:p/>
          </draw:polygon>
        </draw:g>
        <draw:g>
          <draw:g>
            <draw:rect draw:style-name="gr1" draw:text-style-name="P1" draw:layer="layout" svg:width="1.116cm" svg:height="1.116cm" svg:x="2.884cm" svg:y="4.184cm">
              <text:p/>
            </draw:rect>
            <draw:circle draw:style-name="gr7" draw:text-style-name="P1" draw:layer="layout" svg:width="1cm" svg:height="1cm" svg:x="2.942cm" svg:y="4.242cm">
              <text:p/>
            </draw:circle>
          </draw:g>
          <draw:polygon draw:style-name="gr15" draw:text-style-name="P1" draw:layer="layout" svg:width="0.515cm" svg:height="0.862cm" draw:transform="rotate (-1.57079632679579) translate (3.85817157287515cm 4.48365685424927cm)" svg:viewBox="0 0 516 863" draw:points="516,-7353 338,-6853 183,-6853 0,-7353 177,-7353 177,-7716 340,-7716 340,-7284 363,-7353">
            <text:p/>
          </draw:polygon>
        </draw:g>
        <draw:g>
          <draw:g>
            <draw:rect draw:style-name="gr1" draw:text-style-name="P1" draw:layer="layout" svg:width="1.116cm" svg:height="1.116cm" svg:x="4.384cm" svg:y="4.184cm">
              <text:p/>
            </draw:rect>
            <draw:circle draw:style-name="gr2" draw:text-style-name="P1" draw:layer="layout" svg:width="1cm" svg:height="1cm" svg:x="4.442cm" svg:y="4.242cm">
              <text:p/>
            </draw:circle>
          </draw:g>
          <draw:polygon draw:style-name="gr16" draw:text-style-name="P2" draw:layer="layout" svg:width="0.568cm" svg:height="0.499cm" svg:x="4.658cm" svg:y="4.492cm" svg:viewBox="0 0 569 500" draw:points="569,500 341,500 258,347 169,500 0,500 170,236 21,0 247,0 300,94 302,97 304,101 308,108 308,109 309,110 309,111 309,111 309,111 309,112 309,112 308,113 308,113 308,113 308,114 308,114 307,115 307,115 307,115 306,115 306,114 306,114 306,114 306,114 306,113 305,113 305,112 305,111 305,111 305,110 306,109 306,108 307,105 308,103 309,100 310,98 312,95 318,85 367,0 538,0 396,227">
            <text:p/>
          </draw:polygon>
        </draw:g>
        <draw:g>
          <draw:g>
            <draw:rect draw:style-name="gr1" draw:text-style-name="P1" draw:layer="layout" svg:width="1.116cm" svg:height="1.116cm" svg:x="5.884cm" svg:y="5.384cm">
              <text:p/>
            </draw:rect>
            <draw:circle draw:style-name="gr2" draw:text-style-name="P1" draw:layer="layout" svg:width="1cm" svg:height="1cm" svg:x="5.942cm" svg:y="5.442cm">
              <text:p/>
            </draw:circle>
          </draw:g>
          <draw:polygon draw:style-name="gr17" draw:text-style-name="P2" draw:layer="layout" svg:width="0.329cm" svg:height="0.508cm" svg:x="6.277cm" svg:y="5.688cm" svg:viewBox="0 0 330 509" draw:points="201,509 0,509 0,9 177,9 177,107 179,94 181,82 184,71 188,60 192,51 197,42 203,34 210,27 218,21 226,15 235,11 245,7 256,4 268,2 280,0 293,0 299,0 307,1 330,3 330,189 303,185 293,184 289,184 285,184 275,184 265,185 256,187 248,190 241,193 234,197 228,202 222,208 217,214 213,221 209,229 206,238 204,247 202,257 201,268 201,279">
            <text:p/>
          </draw:polygon>
        </draw:g>
        <draw:polygon draw:style-name="gr18" draw:text-style-name="P2" draw:layer="layout" svg:width="0.217cm" svg:height="0.663cm" svg:x="6.333cm" svg:y="2.01cm" svg:viewBox="0 0 218 664" draw:points="218,0 218,664 0,664 0,0">
          <text:p/>
        </draw:polygon>
        <draw:polygon draw:style-name="gr19" draw:text-style-name="P2" draw:layer="layout" svg:width="0.599cm" svg:height="0.683cm" svg:x="7.5cm" svg:y="2cm" svg:viewBox="0 0 600 684" draw:points="0,470 201,434 204,444 208,453 212,461 217,469 222,476 228,482 235,488 241,493 249,498 257,502 265,505 274,508 283,510 293,512 303,513 314,513 329,513 342,511 348,510 353,509 358,507 363,505 366,503 370,501 373,498 375,496 377,493 378,489 379,486 379,482 379,480 379,478 378,477 378,475 378,473 377,472 376,470 375,468 374,467 373,465 372,464 371,462 368,460 365,457 363,456 361,454 359,453 356,452 350,450 343,448 326,443 305,439 264,430 227,421 194,411 164,401 138,389 116,377 107,371 98,365 91,358 84,351 72,337 62,322 53,307 46,291 40,274 36,257 34,239 33,221 34,198 36,187 38,176 40,165 43,154 47,144 51,134 56,124 61,115 67,106 74,97 81,88 88,79 105,63 114,55 124,48 134,42 145,35 156,30 168,25 193,16 220,9 248,4 279,1 312,0 337,1 361,3 384,6 406,11 426,17 446,24 464,33 482,44 498,55 514,68 528,82 541,98 553,115 564,133 574,153 583,174 403,227 399,219 396,212 391,205 387,199 382,193 377,188 371,183 365,178 359,175 352,171 345,168 338,166 330,164 322,163 314,162 305,162 292,162 286,163 281,164 276,165 271,166 267,168 264,170 260,171 258,174 255,176 253,179 252,182 251,185 250,188 250,192 250,194 250,195 250,197 251,198 251,200 252,201 252,203 253,204 254,205 255,207 256,208 257,209 259,212 262,214 264,215 265,216 270,218 275,220 281,222 288,224 295,226 313,230 367,242 414,253 451,264 467,269 481,274 493,279 505,286 517,293 528,301 538,310 548,320 557,330 566,342 574,354 581,367 587,380 592,394 595,408 598,423 599,438 600,454 600,467 599,479 597,491 595,503 592,515 588,526 584,537 579,547 574,558 567,567 561,577 553,586 545,596 536,604 517,621 506,629 496,636 473,649 448,660 422,669 394,675 365,680 334,683 302,684 272,683 244,681 217,677 191,671 167,663 145,654 124,643 104,631 86,616 69,601 54,583 40,564 28,543 17,520 8,496">
          <text:p/>
        </draw:polygon>
        <draw:g>
          <draw:polygon draw:style-name="gr20" draw:text-style-name="P4" draw:layer="layout" svg:width="0.399cm" svg:height="0.129cm" svg:x="6.242cm" svg:y="4.781cm" svg:viewBox="0 0 400 130" draw:points="0,0 400,0 400,130 0,130">
            <text:p/>
          </draw:polygon>
          <draw:polygon draw:style-name="gr21" draw:text-style-name="P4" draw:layer="layout" svg:width="0.199cm" svg:height="0.129cm" svg:x="6.342cm" svg:y="4.36cm" svg:viewBox="0 0 200 130" draw:points="0,0 200,0 200,130 0,130">
            <text:p/>
          </draw:polygon>
          <draw:polygon draw:style-name="gr21" draw:text-style-name="P4" draw:layer="layout" svg:width="0.299cm" svg:height="0.129cm" svg:x="6.292cm" svg:y="4.571cm" svg:viewBox="0 0 300 130" draw:points="0,0 300,0 300,130 0,130">
            <text:p/>
          </draw:polygon>
          <draw:polygon draw:style-name="gr21" draw:text-style-name="P4" draw:layer="layout" svg:width="0.503cm" svg:height="0.131cm" svg:x="6.19cm" svg:y="4.992cm" svg:viewBox="0 0 504 132" draw:points="0,0 504,0 504,132 0,132">
            <text:p/>
          </draw:polygon>
        </draw:g>
        <draw:g>
          <draw:polygon draw:style-name="gr22" draw:text-style-name="P1" draw:layer="layout" svg:width="0.599cm" svg:height="0.599cm" svg:x="6.142cm" svg:y="3.258cm" svg:viewBox="0 0 600 600" draw:points="0,0 600,0 600,600 0,600">
            <text:p/>
          </draw:polygon>
          <draw:polygon draw:style-name="gr22" draw:text-style-name="P1" draw:layer="layout" svg:width="0.477cm" svg:height="0.299cm" svg:x="6.203cm" svg:y="3.258cm" svg:viewBox="0 0 478 300" draw:points="0,0 478,0 478,300 0,300">
            <text:p/>
          </draw:polygon>
          <draw:g>
            <draw:polygon draw:style-name="gr23" draw:text-style-name="P5" draw:layer="layout" svg:width="0.358cm" svg:height="0.119cm" svg:x="6.263cm" svg:y="3.738cm" svg:viewBox="0 0 359 120" draw:points="0,0 359,0 359,120 0,120">
              <text:p/>
            </draw:polygon>
            <draw:polygon draw:style-name="gr24" draw:text-style-name="P5" draw:layer="layout" svg:width="0.119cm" svg:height="0.077cm" svg:x="6.322cm" svg:y="3.759cm" svg:viewBox="0 0 120 78" draw:points="0,0 120,0 120,78 0,78">
              <text:p/>
            </draw:polygon>
          </draw:g>
        </draw:g>
        <draw:g>
          <draw:rect draw:style-name="gr1" draw:text-style-name="P1" draw:layer="layout" svg:width="1.116cm" svg:height="1.116cm" svg:x="9.568cm" svg:y="1.768cm">
            <text:p/>
          </draw:rect>
          <draw:circle draw:style-name="gr25" draw:text-style-name="P1" draw:layer="layout" svg:width="0.7cm" svg:height="0.7cm" svg:x="9.776cm" svg:y="1.976cm">
            <text:p/>
          </draw:circle>
        </draw:g>
        <draw:g>
          <draw:rect draw:style-name="gr1" draw:text-style-name="P1" draw:layer="layout" svg:width="1.116cm" svg:height="1.116cm" svg:x="9.568cm" svg:y="2.984cm">
            <text:p/>
          </draw:rect>
          <draw:rect draw:style-name="gr26" draw:text-style-name="P1" draw:layer="layout" svg:width="0.495cm" svg:height="0.495cm" draw:transform="rotate (-0.785398163398487) translate (10.126cm 3.192cm)">
            <text:p/>
          </draw:rect>
        </draw:g>
        <draw:g>
          <draw:rect draw:style-name="gr1" draw:text-style-name="P1" draw:layer="layout" svg:width="1.116cm" svg:height="1.116cm" svg:x="9.568cm" svg:y="4.168cm">
            <text:p/>
          </draw:rect>
          <draw:rect draw:style-name="gr27" draw:text-style-name="P1" draw:layer="layout" svg:width="0.495cm" svg:height="0.495cm" svg:x="9.879cm" svg:y="4.477cm">
            <text:p/>
          </draw:rect>
        </draw:g>
        <draw:g>
          <draw:rect draw:style-name="gr1" draw:text-style-name="P1" draw:layer="layout" svg:width="1.116cm" svg:height="1.116cm" svg:x="9.568cm" svg:y="5.384cm">
            <text:p/>
          </draw:rect>
          <draw:rect draw:style-name="gr28" draw:text-style-name="P1" draw:layer="layout" svg:width="0.495cm" svg:height="0.495cm" svg:x="9.879cm" svg:y="5.693cm">
            <text:p/>
          </draw:rect>
        </draw:g>
        <draw:g>
          <draw:rect draw:style-name="gr1" draw:text-style-name="P1" draw:layer="layout" svg:width="1.116cm" svg:height="1.116cm" svg:x="10.884cm" svg:y="1.752cm">
            <text:p/>
          </draw:rect>
          <draw:circle draw:style-name="gr25" draw:text-style-name="P1" draw:layer="layout" svg:width="0.4cm" svg:height="0.4cm" svg:x="11.242cm" svg:y="2.11cm">
            <text:p/>
          </draw:circle>
        </draw:g>
        <draw:g>
          <draw:rect draw:style-name="gr1" draw:text-style-name="P1" draw:layer="layout" svg:width="1.116cm" svg:height="1.116cm" svg:x="10.884cm" svg:y="2.968cm">
            <text:p/>
          </draw:rect>
          <draw:rect draw:style-name="gr26" draw:text-style-name="P1" draw:layer="layout" svg:width="0.354cm" svg:height="0.354cm" draw:transform="rotate (-0.785398163398487) translate (11.442cm 3.276cm)">
            <text:p/>
          </draw:rect>
        </draw:g>
        <draw:g>
          <draw:rect draw:style-name="gr1" draw:text-style-name="P1" draw:layer="layout" svg:width="1.116cm" svg:height="1.116cm" svg:x="10.884cm" svg:y="4.152cm">
            <text:p/>
          </draw:rect>
          <draw:rect draw:style-name="gr27" draw:text-style-name="P1" draw:layer="layout" svg:width="0.35cm" svg:height="0.35cm" svg:x="11.267cm" svg:y="4.535cm">
            <text:p/>
          </draw:rect>
        </draw:g>
        <draw:g>
          <draw:rect draw:style-name="gr1" draw:text-style-name="P1" draw:layer="layout" svg:width="1.116cm" svg:height="1.116cm" svg:x="10.884cm" svg:y="5.368cm">
            <text:p/>
          </draw:rect>
          <draw:rect draw:style-name="gr28" draw:text-style-name="P1" draw:layer="layout" svg:width="0.35cm" svg:height="0.35cm" svg:x="11.267cm" svg:y="5.751cm">
            <text:p/>
          </draw:rect>
        </draw:g>
        <draw:g>
          <draw:rect draw:style-name="gr1" draw:text-style-name="P1" draw:layer="layout" svg:width="1.116cm" svg:height="1.116cm" svg:x="8.384cm" svg:y="1.768cm">
            <text:p/>
          </draw:rect>
          <draw:circle draw:style-name="gr25" draw:text-style-name="P1" draw:layer="layout" svg:width="0.9cm" svg:height="0.9cm" svg:x="8.492cm" svg:y="1.876cm">
            <text:p/>
          </draw:circle>
          <draw:polygon draw:style-name="gr29" draw:text-style-name="P2" draw:layer="layout" svg:width="0.217cm" svg:height="0.663cm" svg:x="8.782cm" svg:y="2cm" svg:viewBox="0 0 218 664" draw:points="218,0 218,664 0,664 0,0">
            <text:p/>
          </draw:polygon>
        </draw:g>
        <draw:g>
          <draw:rect draw:style-name="gr1" draw:text-style-name="P1" draw:layer="layout" svg:width="1.116cm" svg:height="1.116cm" svg:x="8.384cm" svg:y="2.984cm">
            <text:p/>
          </draw:rect>
          <draw:rect draw:style-name="gr26" draw:text-style-name="P1" draw:layer="layout" svg:width="0.636cm" svg:height="0.636cm" draw:transform="rotate (-0.785398163398487) translate (8.942cm 3.093cm)">
            <text:p/>
          </draw:rect>
          <draw:polygon draw:style-name="gr30" draw:text-style-name="P2" draw:layer="layout" svg:width="0.217cm" svg:height="0.663cm" svg:x="8.833cm" svg:y="3.21cm" svg:viewBox="0 0 218 664" draw:points="218,0 218,664 0,664 0,0">
            <text:p/>
          </draw:polygon>
        </draw:g>
        <draw:g>
          <draw:rect draw:style-name="gr1" draw:text-style-name="P1" draw:layer="layout" svg:width="1.116cm" svg:height="1.116cm" svg:x="8.384cm" svg:y="4.168cm">
            <text:p/>
          </draw:rect>
          <draw:rect draw:style-name="gr27" draw:text-style-name="P1" draw:layer="layout" svg:width="0.8cm" svg:height="0.8cm" svg:x="8.542cm" svg:y="4.326cm">
            <text:p/>
          </draw:rect>
          <draw:polygon draw:style-name="gr31" draw:text-style-name="P2" draw:layer="layout" svg:width="0.599cm" svg:height="0.683cm" svg:x="8.642cm" svg:y="4.384cm" svg:viewBox="0 0 600 684" draw:points="0,470 201,434 204,444 208,453 212,461 217,469 222,476 228,482 235,488 241,493 249,498 257,502 265,505 274,508 283,510 293,512 303,513 314,513 329,513 342,511 348,510 353,509 358,507 363,505 366,503 370,501 373,498 375,496 377,493 378,489 379,486 379,482 379,480 379,478 378,477 378,475 378,473 377,472 376,470 375,468 374,467 373,465 372,464 371,462 368,460 365,457 363,456 361,454 359,453 356,452 350,450 343,448 326,443 305,439 264,430 227,421 194,411 164,401 138,389 116,377 107,371 98,365 91,358 84,351 72,337 62,322 53,307 46,291 40,274 36,257 34,239 33,221 34,198 36,187 38,176 40,165 43,154 47,144 51,134 56,124 61,115 67,106 74,97 81,88 88,79 105,63 114,55 124,48 134,42 145,35 156,30 168,25 193,16 220,9 248,4 279,1 312,0 337,1 361,3 384,6 406,11 426,17 446,24 464,33 482,44 498,55 514,68 528,82 541,98 553,115 564,133 574,153 583,174 403,227 399,219 396,212 391,205 387,199 382,193 377,188 371,183 365,178 359,175 352,171 345,168 338,166 330,164 322,163 314,162 305,162 292,162 286,163 281,164 276,165 271,166 267,168 264,170 260,171 258,174 255,176 253,179 252,182 251,185 250,188 250,192 250,194 250,195 250,197 251,198 251,200 252,201 252,203 253,204 254,205 255,207 256,208 257,209 259,212 262,214 264,215 265,216 270,218 275,220 281,222 288,224 295,226 313,230 367,242 414,253 451,264 467,269 481,274 493,279 505,286 517,293 528,301 538,310 548,320 557,330 566,342 574,354 581,367 587,380 592,394 595,408 598,423 599,438 600,454 600,467 599,479 597,491 595,503 592,515 588,526 584,537 579,547 574,558 567,567 561,577 553,586 545,596 536,604 517,621 506,629 496,636 473,649 448,660 422,669 394,675 365,680 334,683 302,684 272,683 244,681 217,677 191,671 167,663 145,654 124,643 104,631 86,616 69,601 54,583 40,564 28,543 17,520 8,496">
            <text:p/>
          </draw:polygon>
        </draw:g>
        <draw:g>
          <draw:rect draw:style-name="gr1" draw:text-style-name="P1" draw:layer="layout" svg:width="1.116cm" svg:height="1.116cm" svg:x="8.384cm" svg:y="5.384cm">
            <text:p/>
          </draw:rect>
          <draw:rect draw:style-name="gr28" draw:text-style-name="P1" draw:layer="layout" svg:width="0.8cm" svg:height="0.8cm" svg:x="8.542cm" svg:y="5.542cm">
            <text:p/>
          </draw:rect>
          <draw:polygon draw:style-name="gr32" draw:text-style-name="P2" draw:layer="layout" svg:width="0.485cm" svg:height="0.663cm" svg:x="8.699cm" svg:y="5.61cm" svg:viewBox="0 0 486 664" draw:points="423,423 213,423 213,664 0,664 0,0 486,0 486,173 213,173 213,259 423,259">
            <text:p/>
          </draw:polygon>
        </draw:g>
        <draw:g>
          <draw:rect draw:style-name="gr1" draw:text-style-name="P1" draw:layer="layout" svg:width="1.116cm" svg:height="1.116cm" svg:x="9.568cm" svg:y="6.584cm">
            <text:p/>
          </draw:rect>
          <draw:rect draw:style-name="gr33" draw:text-style-name="P1" draw:layer="layout" svg:width="0.495cm" svg:height="0.495cm" svg:x="9.879cm" svg:y="6.893cm">
            <text:p/>
          </draw:rect>
        </draw:g>
        <draw:g>
          <draw:rect draw:style-name="gr1" draw:text-style-name="P1" draw:layer="layout" svg:width="1.116cm" svg:height="1.116cm" svg:x="10.884cm" svg:y="6.568cm">
            <text:p/>
          </draw:rect>
          <draw:rect draw:style-name="gr33" draw:text-style-name="P1" draw:layer="layout" svg:width="0.35cm" svg:height="0.35cm" svg:x="11.267cm" svg:y="6.951cm">
            <text:p/>
          </draw:rect>
        </draw:g>
        <draw:g>
          <draw:rect draw:style-name="gr1" draw:text-style-name="P1" draw:layer="layout" svg:width="1.116cm" svg:height="1.116cm" svg:x="8.384cm" svg:y="6.584cm">
            <text:p/>
          </draw:rect>
          <draw:rect draw:style-name="gr33" draw:text-style-name="P1" draw:layer="layout" svg:width="0.8cm" svg:height="0.8cm" svg:x="8.542cm" svg:y="6.742cm">
            <text:p/>
          </draw:rect>
          <draw:polygon draw:style-name="gr34" draw:text-style-name="P2" draw:layer="layout" svg:width="0.721cm" svg:height="0.663cm" svg:x="8.581cm" svg:y="6.81cm" svg:viewBox="0 0 722 664" draw:points="722,0 722,664 518,664 518,203 416,664 275,664 168,203 168,664 0,664 0,0 277,0 362,342 444,0">
            <text:p/>
          </draw:polygon>
        </draw:g>
        <draw:g>
          <draw:rect draw:style-name="gr1" draw:text-style-name="P1" draw:layer="layout" svg:width="1.116cm" svg:height="1.116cm" svg:x="1.383cm" svg:y="6.624cm">
            <text:p/>
          </draw:rect>
          <draw:g>
            <draw:circle draw:style-name="gr35" draw:text-style-name="P5" draw:layer="layout" svg:width="1cm" svg:height="1cm" svg:x="1.441cm" svg:y="6.682cm">
              <text:p/>
            </draw:circle>
          </draw:g>
          <draw:polygon draw:style-name="gr36" draw:text-style-name="P2" draw:layer="layout" svg:width="0.485cm" svg:height="0.663cm" svg:x="1.698cm" svg:y="6.85cm" svg:viewBox="0 0 486 664" draw:points="423,423 213,423 213,664 0,664 0,0 486,0 486,173 213,173 213,259 423,25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ffff66" draw:end-color="#ffffff" draw:start-intensity="100%" draw:end-intensity="100%" draw:angle="2150" draw:border="0%"/>
    <draw:gradient draw:name="Gradient_20_11" draw:display-name="Gradient 11" draw:style="linear" draw:start-color="#0084d1" draw:end-color="#ffffff" draw:start-intensity="100%" draw:end-intensity="100%" draw:angle="2150" draw:border="0%"/>
    <draw:gradient draw:name="Gradient_20_12" draw:display-name="Gradient 12" draw:style="linear" draw:start-color="#ffd320" draw:end-color="#ffffff" draw:start-intensity="100%" draw:end-intensity="100%" draw:angle="2150" draw:border="0%"/>
    <draw:gradient draw:name="Gradient_20_7" draw:display-name="Gradient 7" draw:style="linear" draw:start-color="#000080" draw:end-color="#ffffff" draw:start-intensity="100%" draw:end-intensity="100%" draw:angle="2150" draw:border="0%"/>
    <draw:gradient draw:name="Gradient_20_8" draw:display-name="Gradient 8" draw:style="linear" draw:start-color="#800000" draw:end-color="#ffffff" draw:start-intensity="100%" draw:end-intensity="100%" draw:angle="2150" draw:border="0%"/>
    <draw:gradient draw:name="Gradient_20_9" draw:display-name="Gradient 9" draw:style="linear" draw:start-color="#5c8526" draw:end-color="#ffffff" draw:start-intensity="100%" draw:end-intensity="100%" draw:angle="2150" draw:border="0%"/>
    <draw:gradient draw:name="flare" draw:style="ellipsoid" draw:cx="50%" draw:cy="50%" draw:start-color="#ffffff" draw:end-color="#ffff99" draw:start-intensity="100%" draw:end-intensity="100%" draw:angle="270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2-29T16:27:52.84</meta:creation-date>
    <dc:date>2010-01-02T02:05:55.79</dc:date>
    <meta:editing-duration>PT69H26M06S</meta:editing-duration>
    <meta:editing-cycles>13</meta:editing-cycles>
    <meta:generator>OpenOffice.org/3.1$Win32 OpenOffice.org_project/310m11$Build-9399</meta:generator>
    <meta:document-statistic meta:object-count="142"/>
  </office:meta>
</office:document-meta>
</file>